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d15" officeooo:paragraph-rsid="000efd15"/>
    </style:style>
    <style:style style:name="P2" style:family="paragraph" style:parent-style-name="Standard">
      <style:text-properties officeooo:rsid="000efd15" officeooo:paragraph-rsid="000efd15"/>
    </style:style>
    <style:style style:name="P3" style:family="paragraph" style:parent-style-name="Standard">
      <style:text-properties officeooo:rsid="000f51ee" officeooo:paragraph-rsid="000f5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 traitement des erreur backend</text:p>
      <text:p text:style-name="P1">2/ affichage des erreur de formulaire en front end</text:p>
      <text:p text:style-name="P1">3/filtrer les evenement par ordre de l’évenement le plus proche</text:p>
      <text:p text:style-name="P1">4/fixer le problème de l’espace de textrea</text:p>
      <text:p text:style-name="P3">6/ enregistrer le token dans la base de donnée et le supprimer lors de la déconnexion (backend)</text:p>
      <text:p text:style-name="P1">5/ mie à jour du styl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7:14:29.434525319</meta:creation-date>
    <dc:date>2021-11-02T17:19:56.851982431</dc:date>
    <meta:editing-duration>PT2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54" meta:character-count="305" meta:non-whitespace-character-count="256"/>
  </office:meta>
</office:document-meta>
</file>